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441" officeooo:paragraph-rsid="00061441"/>
    </style:style>
    <style:style style:name="P2" style:family="paragraph" style:parent-style-name="Standard">
      <style:text-properties officeooo:rsid="00061441" officeooo:paragraph-rsid="000c07f8"/>
    </style:style>
    <style:style style:name="P3" style:family="paragraph" style:parent-style-name="Standard">
      <style:text-properties officeooo:rsid="00061441" officeooo:paragraph-rsid="000c44e8"/>
    </style:style>
    <style:style style:name="P4" style:family="paragraph" style:parent-style-name="Standard">
      <style:text-properties officeooo:rsid="000b04bc" officeooo:paragraph-rsid="000b04bc"/>
    </style:style>
    <style:style style:name="P5" style:family="paragraph" style:parent-style-name="Standard">
      <style:text-properties officeooo:rsid="00061441" officeooo:paragraph-rsid="00061441"/>
    </style:style>
    <style:style style:name="P6" style:family="paragraph" style:parent-style-name="Standard">
      <style:text-properties officeooo:rsid="00061441" officeooo:paragraph-rsid="000c07f8"/>
    </style:style>
    <style:style style:name="P7" style:family="paragraph" style:parent-style-name="Standard" style:list-style-name="L1">
      <style:text-properties officeooo:rsid="00061441" officeooo:paragraph-rsid="00061441"/>
    </style:style>
    <style:style style:name="P8" style:family="paragraph" style:parent-style-name="Standard">
      <style:text-properties fo:font-weight="bold" officeooo:rsid="00146073" officeooo:paragraph-rsid="00146073" style:font-weight-asian="bold" style:font-weight-complex="bold"/>
    </style:style>
    <style:style style:name="P9" style:family="paragraph" style:parent-style-name="Standard">
      <style:text-properties fo:font-weight="bold" officeooo:paragraph-rsid="00146073" style:font-weight-asian="bold" style:font-weight-complex="bold"/>
    </style:style>
    <style:style style:name="P10" style:family="paragraph" style:parent-style-name="Standard">
      <style:text-properties fo:font-weight="bold" officeooo:rsid="000b04bc" officeooo:paragraph-rsid="000b04bc" style:font-weight-asian="bold" style:font-weight-complex="bold"/>
    </style:style>
    <style:style style:name="P11" style:family="paragraph" style:parent-style-name="Standard">
      <style:text-properties fo:font-weight="bold" officeooo:rsid="0019a52e" officeooo:paragraph-rsid="0019a52e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b19e" officeooo:paragraph-rsid="0012b19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61441" officeooo:paragraph-rsid="00061441" style:font-weight-asian="bold" style:font-weight-complex="bold"/>
    </style:style>
    <style:style style:name="P14" style:family="paragraph" style:parent-style-name="Standard" style:list-style-name="L2">
      <style:text-properties style:text-underline-style="solid" style:text-underline-width="auto" style:text-underline-color="font-color" fo:font-weight="bold" officeooo:rsid="00061441" officeooo:paragraph-rsid="00061441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ecc3" officeooo:paragraph-rsid="0015ecc3" style:font-weight-asian="bold" style:font-weight-complex="bold"/>
    </style:style>
    <style:style style:name="P16" style:family="paragraph" style:parent-style-name="Standard">
      <style:text-properties officeooo:paragraph-rsid="00146073"/>
    </style:style>
    <style:style style:name="P17" style:family="paragraph" style:parent-style-name="Standard">
      <style:text-properties style:text-underline-style="none" fo:font-weight="bold" officeooo:rsid="0015ecc3" officeooo:paragraph-rsid="0015ecc3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46073" officeooo:paragraph-rsid="001b91c5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5ecc3" officeooo:paragraph-rsid="001bcc7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9a52e" officeooo:paragraph-rsid="0019a52e" style:font-weight-asian="normal" style:font-weight-complex="normal"/>
    </style:style>
    <style:style style:name="P21" style:family="paragraph" style:parent-style-name="Standard" style:list-style-name="L2">
      <style:text-properties style:text-underline-style="none" fo:font-weight="normal" officeooo:rsid="0019a52e" officeooo:paragraph-rsid="0019a52e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19f775" officeooo:paragraph-rsid="0019f775" style:font-weight-asian="normal" style:font-weight-complex="normal"/>
    </style:style>
    <style:style style:name="P23" style:family="paragraph" style:parent-style-name="Standard" style:list-style-name="L1">
      <style:text-properties officeooo:rsid="000b04bc" officeooo:paragraph-rsid="000b04bc"/>
    </style:style>
    <style:style style:name="P24" style:family="paragraph" style:parent-style-name="Standard">
      <style:text-properties fo:font-size="16pt" officeooo:paragraph-rsid="0016c38c" style:font-size-asian="16pt" style:font-size-complex="16pt"/>
    </style:style>
    <style:style style:name="T1" style:family="text">
      <style:text-properties officeooo:rsid="0009627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9a71" style:font-style-asian="normal" style:font-style-complex="normal"/>
    </style:style>
    <style:style style:name="T5" style:family="text">
      <style:text-properties officeooo:rsid="000c9a71"/>
    </style:style>
    <style:style style:name="T6" style:family="text">
      <style:text-properties officeooo:rsid="00146073"/>
    </style:style>
    <style:style style:name="T7" style:family="text">
      <style:text-properties fo:font-weight="bold" officeooo:rsid="00146073" style:font-weight-asian="bold" style:font-weight-complex="bold"/>
    </style:style>
    <style:style style:name="T8" style:family="text">
      <style:text-properties fo:font-weight="normal" officeooo:rsid="00146073" style:font-weight-asian="normal" style:font-weight-complex="normal"/>
    </style:style>
    <style:style style:name="T9" style:family="text">
      <style:text-properties officeooo:rsid="001a1664"/>
    </style:style>
    <style:style style:name="T10" style:family="text">
      <style:text-properties style:text-underline-style="solid" style:text-underline-width="auto" style:text-underline-color="font-color" fo:font-weight="bold" officeooo:rsid="0016c38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0">Steps for client-server database connectivity:</text:span></text:p>
      <text:p text:style-name="P10"/>
      <text:p text:style-name="P10">Server:</text:p>
      <text:p text:style-name="P4"/>
      <text:list xml:id="list2938284050" text:style-name="L1">
        <text:list-item>
          <text:p text:style-name="P23">edit the mysqld.cnf file from <text:span text:style-name="T2">etc</text:span><text:span text:style-name="T3">/mysql/</text:span></text:p>
        </text:list-item>
        <text:list-item>
          <text:p text:style-name="P23"><text:span text:style-name="T4">comment/remove the line </text:span><text:span text:style-name="T3">skip-external-locking</text:span></text:p>
        </text:list-item>
        <text:list-item>
          <text:p text:style-name="P7"><text:span text:style-name="T5">comment/remove the line #bind-address= 127.0.0.1 or change bind address ‘127.0.0.1’ to ‘0.0.0.0’</text:span></text:p>
        </text:list-item>
      </text:list>
      <text:p text:style-name="P1"/>
      <text:p text:style-name="P11">Client:</text:p>
      <text:p text:style-name="P20"/>
      <text:p text:style-name="P20">While logging into mysql use following steps:</text:p>
      <text:p text:style-name="P20"/>
      <text:list xml:id="list501049113" text:style-name="L2">
        <text:list-item>
          <text:p text:style-name="P21">mysql -u username -p -h server_ip_address</text:p>
        </text:list-item>
        <text:list-item>
          <text:p text:style-name="P22">then enter the password provided by the grant command by the server</text:p>
          <text:p text:style-name="P14"/>
        </text:list-item>
      </text:list>
      <text:p text:style-name="P13">Grant :</text:p>
      <text:p text:style-name="P1"/>
      <text:p text:style-name="P9"><text:span text:style-name="T6">Syntax: </text:span></text:p>
      <text:p text:style-name="P16"/>
      <text:p text:style-name="P16"><text:span text:style-name="T6">grant </text:span><text:span text:style-name="T8">privilege</text:span><text:span text:style-name="T6"> on database_name.table_name to user_name@</text:span><text:span text:style-name="T8">ip_address</text:span><text:span text:style-name="T6"> identified by ‘</text:span><text:span text:style-name="T8">password</text:span><text:span text:style-name="T7">’</text:span></text:p>
      <text:p text:style-name="P2"/>
      <text:p text:style-name="P8">Example:</text:p>
      <text:p text:style-name="P2"/>
      <text:p text:style-name="P2">mysql&gt; grant delete on hostel.* to 'root'@'10.10.12.71' identified by 'pict123'; </text:p>
      <text:p text:style-name="P1">Query OK, 0 rows affected, 1 warning (0.00 sec)</text:p>
      <text:p text:style-name="P1"/>
      <text:p text:style-name="P2">mysql&gt; grant select on hostel.* to 'root'@'10.10.10.177' identified by 'pict123';</text:p>
      <text:p text:style-name="P1">Query OK, 0 rows affected, 1 warning (0.00 sec)</text:p>
      <text:p text:style-name="P1"/>
      <text:p text:style-name="P2">mysql&gt; grant insert on hostel.* to 'root'@'10.10.12.101' identified by 'pict123';</text:p>
      <text:p text:style-name="P1">Query OK, 0 rows affected, 1 warning (0.00 sec)</text:p>
      <text:p text:style-name="P1"/>
      <text:p text:style-name="P1">mysql&gt; grant select,delete on hostel.* to 'root'@'10.10.12.177' identified by 'pict123';</text:p>
      <text:p text:style-name="P3">Query OK, 0 rows affected, 1 warning (0.00 sec)</text:p>
      <text:p text:style-name="P1"/>
      <text:p text:style-name="P1">mysql&gt; grant select,delete on hostel.* to 'root'@'10.10.12.177' identified by 'pict123';</text:p>
      <text:p text:style-name="P3">Query OK, 0 rows affected, 1 warning (0.00 sec)</text:p>
      <text:p text:style-name="P1"/>
      <text:p text:style-name="P12">Revoke:</text:p>
      <text:p text:style-name="P15"/>
      <text:p text:style-name="P17">Syntax:</text:p>
      <text:p text:style-name="P17"/>
      <text:p text:style-name="P19">revoke privilege on database_name.table_name from user_name@ip_address</text:p>
      <text:p text:style-name="P17"/>
      <text:p text:style-name="P18">Example:</text:p>
      <text:p text:style-name="P1"/>
      <text:p text:style-name="P1">mysql&gt; revoke all on hostel.* from 'root'@'10.10.12.71';</text:p>
      <text:p text:style-name="P3">Query OK, 0 rows affected, 1 warning (0.00 sec)</text:p>
      <text:p text:style-name="P1"/>
      <text:p text:style-name="P1">mysql&gt; revoke <text:span text:style-name="T1">select</text:span> on hostel.* from 'root'@'10.10.12.71';</text:p>
      <text:p text:style-name="P3">Query OK, 0 rows affected, 1 warning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0:35:38.777335285</meta:creation-date>
    <dc:date>2019-06-27T00:43:03.257293184</dc:date>
    <meta:editing-duration>PT19M23S</meta:editing-duration>
    <meta:editing-cycles>24</meta:editing-cycles>
    <meta:generator>LibreOffice/6.1.5.2$Linux_X86_64 LibreOffice_project/10$Build-2</meta:generator>
    <meta:document-statistic meta:table-count="0" meta:image-count="0" meta:object-count="0" meta:page-count="1" meta:paragraph-count="32" meta:word-count="209" meta:character-count="1470" meta:non-whitespace-character-count="1296"/>
  </office:meta>
</office:document-meta>
</file>